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2024-11-08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968" calcext:value-type="float">
            <text:p>164.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2022-11-10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28" calcext:value-type="float">
            <text:p>163.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2021-11-09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28" calcext:value-type="float">
            <text:p>163.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2019-11-08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08" calcext:value-type="float">
            <text:p>135.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2018-11-13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624" calcext:value-type="float">
            <text:p>156.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2017-11-0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44" calcext:value-type="float">
            <text:p>161.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2015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96" calcext:value-type="float">
            <text:p>137.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2015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201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1912" calcext:value-type="float">
            <text:p>142.5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201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648" calcext:value-type="float">
            <text:p>175.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200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7528" calcext:value-type="float">
            <text:p>155.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200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52" calcext:value-type="float">
            <text:p>149.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200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0576" calcext:value-type="float">
            <text:p>156.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056" calcext:value-type="float">
            <text:p>159.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200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6" calcext:value-type="float">
            <text:p>135.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199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496" calcext:value-type="float">
            <text:p>168.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199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76" calcext:value-type="float">
            <text:p>150.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199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772" calcext:value-type="float">
            <text:p>141.7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198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198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198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" calcext:value-type="float">
            <text:p>121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198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74728" calcext:value-type="float">
            <text:p>139.1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198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29648" calcext:value-type="float">
            <text:p>136.62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198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53904" calcext:value-type="float">
            <text:p>137.1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198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3224" calcext:value-type="float">
            <text:p>139.3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197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088" calcext:value-type="float">
            <text:p>117.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196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08" calcext:value-type="float">
            <text:p>113.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6603</text:p>
          </table:table-cell>
          <table:table-cell office:value-type="string" calcext:value-type="string">
            <text:p>196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